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Roboto" fo:font-size="9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Roboto" fo:font-size="9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Roboto" fo:font-size="9pt" fo:letter-spacing="normal" fo:font-style="normal" fo:font-weight="normal" officeooo:rsid="0002200d" officeooo:paragraph-rsid="0002200d"/>
    </style:style>
    <style:style style:name="T1" style:family="text">
      <style:text-properties fo:font-variant="normal" fo:text-transform="none" fo:color="#212529" loext:opacity="100%" style:font-name="Roboto" fo:font-size="9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Roboto" fo:font-size="9pt" fo:letter-spacing="normal" fo:font-style="normal" fo:font-weight="normal" fo:background-color="#ffff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adioterapia, Enfermagem Oncológica, Carga Corporal (</text:span><text:span text:style-name="T2">Radioterapia</text:span><text:span text:style-name="T1">), Fracionamento da Dose de Radiação</text:span></text:p>
      <text:section text:style-name="Sect1" text:name="sym4pt">
        <text:p text:style-name="P2"><text:line-break/></text:p>
      </text:section>
      <text:p text:style-name="P2"/>
      <text:p text:style-name="P2"/>
      <text:p text:style-name="P2"/>
      <text:p text:style-name="P2"/>
      <text:p text:style-name="P4">Teste Projeto Softwar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14:46:20.144000000</meta:creation-date>
    <dc:date>2023-12-04T16:18:42.843000000</dc:date>
    <meta:editing-duration>PT7M53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3" meta:word-count="14" meta:character-count="125" meta:non-whitespace-character-count="111"/>
  </office:meta>
</office:document-meta>
</file>